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8616" officeooo:paragraph-rsid="00008616"/>
    </style:style>
    <style:style style:name="P2" style:family="paragraph" style:parent-style-name="Standard">
      <style:paragraph-properties fo:text-align="center" style:justify-single-word="false"/>
      <style:text-properties officeooo:rsid="00008616" officeooo:paragraph-rsid="00008616"/>
    </style:style>
    <style:style style:name="P3" style:family="paragraph" style:parent-style-name="Standard">
      <style:text-properties officeooo:rsid="0001d9bc" officeooo:paragraph-rsid="0001d9bc"/>
    </style:style>
    <style:style style:name="P4" style:family="paragraph" style:parent-style-name="Standard">
      <style:text-properties officeooo:rsid="0001d9bc" officeooo:paragraph-rsid="0020e338"/>
    </style:style>
    <style:style style:name="P5" style:family="paragraph" style:parent-style-name="Standard">
      <style:text-properties officeooo:rsid="0001d9bc" officeooo:paragraph-rsid="00252c65"/>
    </style:style>
    <style:style style:name="P6" style:family="paragraph" style:parent-style-name="Standard">
      <style:text-properties officeooo:rsid="0009e957" officeooo:paragraph-rsid="0009e957"/>
    </style:style>
    <style:style style:name="P7" style:family="paragraph" style:parent-style-name="Standard">
      <style:text-properties officeooo:rsid="0031fe16" officeooo:paragraph-rsid="0031fe16"/>
    </style:style>
    <style:style style:name="P8" style:family="paragraph" style:parent-style-name="Standard">
      <style:paragraph-properties fo:text-align="center" style:justify-single-word="false"/>
      <style:text-properties officeooo:rsid="003d3d29" officeooo:paragraph-rsid="003d3d29"/>
    </style:style>
    <style:style style:name="P9" style:family="paragraph" style:parent-style-name="Standard">
      <style:text-properties officeooo:rsid="00400bad" officeooo:paragraph-rsid="00400bad"/>
    </style:style>
    <style:style style:name="P10" style:family="paragraph" style:parent-style-name="Standard">
      <style:text-properties officeooo:rsid="00440121" officeooo:paragraph-rsid="00440121"/>
    </style:style>
    <style:style style:name="T1" style:family="text">
      <style:text-properties officeooo:rsid="0001d9bc"/>
    </style:style>
    <style:style style:name="T2" style:family="text">
      <style:text-properties officeooo:rsid="00030975"/>
    </style:style>
    <style:style style:name="T3" style:family="text">
      <style:text-properties officeooo:rsid="0007aca3"/>
    </style:style>
    <style:style style:name="T4" style:family="text">
      <style:text-properties officeooo:rsid="0009e957"/>
    </style:style>
    <style:style style:name="T5" style:family="text">
      <style:text-properties officeooo:rsid="000f2c54"/>
    </style:style>
    <style:style style:name="T6" style:family="text">
      <style:text-properties officeooo:rsid="001425f2"/>
    </style:style>
    <style:style style:name="T7" style:family="text">
      <style:text-properties officeooo:rsid="001830c3"/>
    </style:style>
    <style:style style:name="T8" style:family="text">
      <style:text-properties officeooo:rsid="001c2b53"/>
    </style:style>
    <style:style style:name="T9" style:family="text">
      <style:text-properties officeooo:rsid="001f5907"/>
    </style:style>
    <style:style style:name="T10" style:family="text">
      <style:text-properties officeooo:rsid="002c7895"/>
    </style:style>
    <style:style style:name="T11" style:family="text">
      <style:text-properties officeooo:rsid="0048c2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<text:span text:style-name="T1">U</text:span>TA<text:tab/><text:tab/><text:span text:style-name="T10">Reunião <text:tab/>data: 11<text:tab/>/ <text:s/>Mai <text:s text:c="3"/>/ <text:s/>2018</text:span></text:p>
      <text:p text:style-name="P7">Participante</text:p>
      <text:p text:style-name="P7"/>
      <text:p text:style-name="P7">Presidente da reunião: Sirnande Lima</text:p>
      <text:p text:style-name="P7">Colaborador: Francisco Xavier</text:p>
      <text:p text:style-name="P7">Colaborador: Danilo Morita</text:p>
      <text:p text:style-name="P10">Colaborador: Icaro<text:tab/><text:span text:style-name="T11">Obs: Falta justificada motivos familiares</text:span>;</text:p>
      <text:p text:style-name="P10"/>
      <text:p text:style-name="P3"><text:span text:style-name="T3">O</text:span> bot <text:span text:style-name="T2">é um software quando for executado vai abri uma conexão com o servidor, tcp melhor, por meio dessa conexão ele recebe comando para ser executado pelo terminal, e retorna o resultado da operação.</text:span></text:p>
      <text:p text:style-name="P3"><text:tab/><text:tab/><text:tab/><text:tab/><text:tab/><text:tab/><text:tab/><text:tab/></text:p>
      <text:p text:style-name="P3"><text:tab/><text:tab/><text:tab/><text:tab/><text:tab/><text:tab/><text:tab/><text:tab/><text:span text:style-name="T6">Tarefas</text:span></text:p>
      <text:p text:style-name="P3"/>
      <text:p text:style-name="P3">-<text:tab/><text:span text:style-name="T4">criar um cliente e servidor: <text:s/>sendo que o cliente ficar na maquino alvo e o servidor na maquina do atacante. O cliente tem que abrir uma conexão <text:s/>na maquina alvo com o servidor.</text:span></text:p>
      <text:p text:style-name="P5"><text:tab/><text:tab/><text:span text:style-name="T8">Responsável: Icaro, Sirnande, Danilo, Xico;</text:span></text:p>
      <text:p text:style-name="P5"/>
      <text:p text:style-name="P3"/>
      <text:p text:style-name="P3">-<text:tab/><text:span text:style-name="T4">O segundo passo do trabalho e vincular o processo do cliente uma um processo do sistema que a maquina alvo utilizara ex: vincular ao processo do Chrome.</text:span></text:p>
      <text:p text:style-name="P4"><text:tab/><text:tab/><text:span text:style-name="T8">Responsável: Sirnande Lima;</text:span></text:p>
      <text:p text:style-name="P4"/>
      <text:p text:style-name="P4"/>
      <text:p text:style-name="P3">-<text:tab/><text:span text:style-name="T4">O terceiro passo do trabalho é fazer com que esse programa seja executado automaticamente através de um pendrive.</text:span></text:p>
      <text:p text:style-name="P3"><text:tab/><text:tab/><text:span text:style-name="T8">Responsável: Danilo Morita;</text:span></text:p>
      <text:p text:style-name="P3"/>
      <text:p text:style-name="P3">-<text:tab/><text:span text:style-name="T7">O quarto passo do trabalho é conseguir fazer algum que demostre a funcionalidade do botnet.</text:span></text:p>
      <text:p text:style-name="P3"><text:tab/><text:tab/><text:span text:style-name="T9">Responsável: Francisco Xavier;</text:span></text:p>
      <text:p text:style-name="P3"/>
      <text:p text:style-name="P3"/>
      <text:p text:style-name="P6">Programação</text:p>
      <text:p text:style-name="P6"><text:tab/>cliente :</text:p>
      <text:p text:style-name="P6"><text:tab/><text:tab/><text:span text:style-name="T5">criar conexão com o servidor;</text:span></text:p>
      <text:p text:style-name="P6"><text:tab/></text:p>
      <text:p text:style-name="P6"><text:tab/><text:span text:style-name="T5">servidor:</text:span></text:p>
      <text:p text:style-name="P6"><text:tab/><text:tab/><text:span text:style-name="T5">abrir porta;</text:span></text:p>
      <text:p text:style-name="P3"/>
      <text:p text:style-name="P1"/>
      <text:p text:style-name="P8">FASES</text:p>
      <text:p text:style-name="P8"/>
      <text:p text:style-name="P3">1 CRIAR UMA BOTNET PARA INSTALAR PELO O USB.</text:p>
      <text:p text:style-name="P3"/>
      <text:p text:style-name="P3">2 ATRELA A BOTNET A UM PROCESSO DO PC ) EX: CHROME</text:p>
      <text:p text:style-name="P3"/>
      <text:p text:style-name="P3">3 FAZER COM QUE O SCRIPT ABRA UMA PORTA DE CONEXÃO SOCKET COM O SERVIDOR.</text:p>
      <text:p text:style-name="P3"/>
      <text:p text:style-name="P3">4 PELO BOTNET TENTA FAZER DDOS </text:p>
      <text:p text:style-name="P1"/>
      <text:p text:style-name="P1"/>
      <text:p text:style-name="P9"><text:soft-page-break/>Obs: de Francisco “Bom atentar os prazos estipulados com o objetivo de não ocorram falhas graves durante o desenvolvimento do trabalho.”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9:18:24.263994329</meta:creation-date>
    <dc:date>2018-05-11T20:40:23.894334672</dc:date>
    <meta:editing-duration>PT1H49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49" meta:character-count="1522" meta:non-whitespace-character-count="1259"/>
  </office:meta>
</office:document-meta>
</file>